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97cd8" officeooo:paragraph-rsid="00097cd8"/>
    </style:style>
    <style:style style:name="P2" style:family="paragraph" style:parent-style-name="Standard">
      <style:paragraph-properties fo:line-height="200%" fo:text-align="center" style:justify-single-word="false"/>
      <style:text-properties officeooo:rsid="00097cd8" officeooo:paragraph-rsid="00097cd8"/>
    </style:style>
    <style:style style:name="P3" style:family="paragraph" style:parent-style-name="Standard">
      <style:paragraph-properties fo:line-height="200%" fo:text-align="start" style:justify-single-word="false"/>
      <style:text-properties officeooo:rsid="00097cd8" officeooo:paragraph-rsid="00097cd8"/>
    </style:style>
    <style:style style:name="P4" style:family="paragraph" style:parent-style-name="Standard">
      <style:paragraph-properties fo:line-height="200%" fo:text-align="start" style:justify-single-word="false"/>
      <style:text-properties officeooo:rsid="00099450" officeooo:paragraph-rsid="00099450"/>
    </style:style>
    <style:style style:name="P5" style:family="paragraph" style:parent-style-name="Standard">
      <style:paragraph-properties fo:line-height="200%" fo:text-align="start" style:justify-single-word="false"/>
      <style:text-properties officeooo:rsid="000afe08" officeooo:paragraph-rsid="000afe08"/>
    </style:style>
    <style:style style:name="T1" style:family="text">
      <style:text-properties officeooo:rsid="000afe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Jakins</text:p>
      <text:p text:style-name="P1">3/21</text:p>
      <text:p text:style-name="P1">CSE3310</text:p>
      <text:p text:style-name="P1"/>
      <text:p text:style-name="P2"><text:tab/>Defect Seeding Assignment</text:p>
      <text:p text:style-name="P3"/>
      <text:p text:style-name="P4">1. </text:p>
      <text:p text:style-name="P3"/>
      <text:p text:style-name="P4">2. <text:span text:style-name="T1">These tests are Release testing. Release testing tests a particular release and is generally used outside of the development team. The test suite that comes with this version of gcc may not work with a different version. Also, it seems to be doing validation checking to ensure that it good enough for use, which is what Release testing typically does.</text:span></text:p>
      <text:p text:style-name="P4"/>
      <text:p text:style-name="P5">3.</text:p>
      <text:p text:style-name="P3"><text:tab/><text:tab/> <text:s text:c="9"/><text:span text:style-name="T1">(Original)</text:span></text:p>
      <text:p text:style-name="P3"><text:tab/><text:tab/>=== gcc Summary ===</text:p>
      <text:p text:style-name="P3"/>
      <text:p text:style-name="P3"># of expected passes<text:tab/><text:tab/>121158</text:p>
      <text:p text:style-name="P3"># of unexpected failures<text:tab/>112</text:p>
      <text:p text:style-name="P3"># of expected failures<text:tab/><text:tab/>356</text:p>
      <text:p text:style-name="P3"># of unresolved testcases<text:tab/>84</text:p>
      <text:p text:style-name="P3"># of unsupported tests<text:tab/><text:tab/>1794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*** gcc.c<text:tab/>2018-03-20 22:45:15.962495766 +0000</text:p>
      <text:p text:style-name="P4">--- chrisjakins.c<text:tab/>2018-03-20 22:44:49.312247379 +0000</text:p>
      <text:p text:style-name="P4">***************</text:p>
      <text:p text:style-name="P4">*** 9927,9933 ****</text:p>
      <text:p text:style-name="P4"><text:s text:c="4"/>for (len = 0; orig[len]; len++)</text:p>
      <text:p text:style-name="P4"><text:s text:c="6"/>if (orig[len] == ' ' || orig[len] == '\t') number_of_space++;</text:p>
      <text:p text:style-name="P4">! <text:s text:c="2"/>if (!number_of_space)</text:p>
      <text:p text:style-name="P4"><text:s text:c="6"/>{</text:p>
      <text:p text:style-name="P4"><text:s text:c="8"/>char *new_spec = (char *) xmalloc (len + number_of_space + 1);</text:p>
      <text:p text:style-name="P4"><text:s text:c="8"/>int j, k;</text:p>
      <text:p text:style-name="P4"><text:soft-page-break/>--- 9927,9933 ----</text:p>
      <text:p text:style-name="P4"><text:s text:c="4"/>for (len = 0; orig[len]; len++)</text:p>
      <text:p text:style-name="P4"><text:s text:c="6"/>if (orig[len] == ' ' || orig[len] == '\t') number_of_space++;</text:p>
      <text:p text:style-name="P4">! <text:s text:c="2"/>if (number_of_space)</text:p>
      <text:p text:style-name="P4"><text:s text:c="6"/>{</text:p>
      <text:p text:style-name="P4"><text:s text:c="8"/>char *new_spec = (char *) xmalloc (len + number_of_space + 1);</text:p>
      <text:p text:style-name="P4"><text:s text:c="8"/>int j, k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7:35:43.023942774</meta:creation-date>
    <dc:date>2018-03-20T17:59:57.007159248</dc:date>
    <meta:editing-duration>PT3M53S</meta:editing-duration>
    <meta:editing-cycles>1</meta:editing-cycles>
    <meta:document-statistic meta:table-count="0" meta:image-count="0" meta:object-count="0" meta:page-count="3" meta:paragraph-count="31" meta:word-count="185" meta:character-count="1181" meta:non-whitespace-character-count="940"/>
    <meta:generator>LibreOffice/5.1.6.2$Linux_X86_64 LibreOffice_project/10m0$Build-2</meta:generator>
  </office:meta>
</office:document-meta>
</file>